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fo:font-weight="normal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124258" officeooo:paragraph-rsid="00124258" style:language-asian="zxx" style:country-asian="none" style:language-complex="zxx" style:country-complex="none"/>
    </style:style>
    <style:style style:name="P5" style:family="paragraph" style:parent-style-name="Standard">
      <style:text-properties fo:language="fr" fo:country="FR" officeooo:rsid="001417a1" officeooo:paragraph-rsid="001417a1" style:language-asian="zxx" style:country-asian="none" style:language-complex="zxx" style:country-complex="none"/>
    </style:style>
    <style:style style:name="P6" style:family="paragraph" style:parent-style-name="Table_20_Contents">
      <style:text-properties officeooo:rsid="00124258" officeooo:paragraph-rsid="00124258"/>
    </style:style>
    <style:style style:name="P7" style:family="paragraph" style:parent-style-name="Table_20_Contents">
      <style:text-properties officeooo:rsid="00151ba1" officeooo:paragraph-rsid="00151ba1"/>
    </style:style>
    <style:style style:name="T1" style:family="text">
      <style:text-properties officeooo:rsid="00124258"/>
    </style:style>
    <style:style style:name="T2" style:family="text">
      <style:text-properties officeooo:rsid="00141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o giraud pour faire des menu ou d'autre truc pour faire joli !</text:p>
      <text:p text:style-name="P1"><text:a xlink:type="simple" xlink:href="http://pierre-giraud.com/html-css/exercices-html-css/" text:style-name="Internet_20_link" text:visited-style-name="Visited_20_Internet_20_Link">http://pierre-giraud.com/html-css/exercices-html-css/</text:a></text:p>
      <text:p text:style-name="P1"><text:a xlink:type="simple" xlink:href="http://maitrisezhtmlcss.com/avance.html#mise-en-page" text:style-name="Internet_20_link" text:visited-style-name="Visited_20_Internet_20_Link">http://maitrisezhtmlcss.com/avance.html#mise-en-page</text:a></text:p>
      <text:p text:style-name="P1"/>
      <text:p text:style-name="P1"/>
      <text:p text:style-name="P1"/>
      <text:p text:style-name="P1">Liste des tags balise html</text:p>
      <text:p text:style-name="P1">importation des polices squirel google font</text:p>
      <text:p text:style-name="P1">un peu de vocabulaire</text:p>
      <text:p text:style-name="P1">outil type caniuse</text:p>
      <text:p text:style-name="P1">w3 valider</text:p>
      <text:p text:style-name="P1">color piker</text:p>
      <text:p text:style-name="P1"/>
      <text:p text:style-name="P1">[</text:p>
      <text:p text:style-name="P1">veille techno?</text:p>
      <text:p text:style-name="P4">Widget de Constantin</text:p>
      <text:p text:style-name="P1">collapse</text:p>
      <text:p text:style-name="P1">1 flux rss</text:p>
      <text:p text:style-name="P1">2 Google alerte point press</text:p>
      <text:p text:style-name="P1">3 réseau sociaux </text:p>
      <text:p text:style-name="P1">slack</text:p>
      <text:p text:style-name="P1">https://www.facebook.com/groups/1165741753519022/</text:p>
      <text:p text:style-name="P1">4 facebook intérêt</text:p>
      <text:p text:style-name="P1">5 twitter</text:p>
      <text:p text:style-name="P1"/>
      <text:p text:style-name="P1">]</text:p>
      <text:p text:style-name="P1"/>
      <text:p text:style-name="P1">système d'exploitation/<text:span text:style-name="T1">logiciel </text:span></text:p>
      <text:p text:style-name="P4">tableau<text:tab/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6">Os</text:p>
          </table:table-cell>
          <table:table-cell table:style-name="Tableau1.A1" office:value-type="string">
            <text:p text:style-name="P6">Versionning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E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Windows</text:p>
          </table:table-cell>
          <table:table-cell table:style-name="Tableau1.A2" office:value-type="string">
            <text:p text:style-name="P6">sourcetre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linux</text:p>
          </table:table-cell>
          <table:table-cell table:style-name="Tableau1.A2" office:value-type="string">
            <text:p text:style-name="P7">smartgi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P4">T<text:span text:style-name="T2">uto d’install</text:span></text:p>
      <text:p text:style-name="P5">avec capture d’ecran image ou vidéo</text:p>
      <text:p text:style-name="P1">distrowatch</text:p>
      <text:p text:style-name="P1">virtual machine vpn...</text:p>
      <text:p text:style-name="P1"/>
      <text:p text:style-name="P1"/>
      <text:p text:style-name="P1">histoire de l'info</text:p>
      <text:p text:style-name="P1">bibliothèque numérique</text:p>
      <text:p text:style-name="P1">logithèque ?</text:p>
      <text:p text:style-name="P1"/>
      <text:p text:style-name="P5">Config :</text:p>
      <text:p text:style-name="P1">serveur et hébergement</text:p>
      <text:p text:style-name="P1"/>
      <text:p text:style-name="P1"/>
      <text:p text:style-name="P1">trouver des images pour agrémenter tout ça</text:p>
      <text:p text:style-name="P1"/>
      <text:p text:style-name="P1"/>
      <text:p text:style-name="P1"/>
      <text:p text:style-name="P1">question :</text:p>
      <text:p text:style-name="P1"><text:soft-page-break/>comment faire en sorte que le fond du header soit aussi wrap</text:p>
      <text:p text:style-name="P1"/>
      <text:p text:style-name="P1">Jolis sites inspiration expiration</text:p>
      <text:p text:style-name="P2"><text:a xlink:type="simple" xlink:href="http://www.awwwards.com/" text:style-name="Internet_20_link" text:visited-style-name="Visited_20_Internet_20_Link">http://www.awwwards.com/</text:a></text:p>
      <text:p text:style-name="P2"><text:a xlink:type="simple" xlink:href="http://www.webdesignertrends.com/2013/04/16-portfolios-creatifs-pour-votre-inspiration/" text:style-name="Internet_20_link" text:visited-style-name="Visited_20_Internet_20_Link">http://www.webdesignertrends.com/2013/04/16-portfolios-creatifs-pour-votre-inspiration/</text:a></text:p>
      <text:p text:style-name="P2"><text:a xlink:type="simple" xlink:href="http://www.marevueweb.com/inspiration-design-graphique/inspiration-pour-creer-des-portfolios/" text:style-name="Internet_20_link" text:visited-style-name="Visited_20_Internet_20_Link">http://www.marevueweb.com/inspiration-design-graphique/inspiration-pour-creer-des-portfolios/</text:a></text:p>
      <text:p text:style-name="P2"><text:a xlink:type="simple" xlink:href="http://www.webdesignertrends.com/2013/07/22-portfolios-de-webdesigners-graphistes-et-creatifs/" text:style-name="Internet_20_link" text:visited-style-name="Visited_20_Internet_20_Link">http://www.webdesignertrends.com/2013/07/22-portfolios-de-webdesigners-graphistes-et-creatifs/</text:a></text:p>
      <text:p text:style-name="P2"/>
      <text:p text:style-name="P2"/>
      <text:p text:style-name="P2">amis</text:p>
      <text:p text:style-name="P2"><text:a xlink:type="simple" xlink:href="http://www.la-matrice.org/" text:style-name="Internet_20_link" text:visited-style-name="Visited_20_Internet_20_Link">www.la-matrice.org</text:a></text:p>
      <text:p text:style-name="P2"/>
      <text:p text:style-name="P2"/>
      <text:p text:style-name="P2">jeu</text:p>
      <text:p text:style-name="P2"><text:a xlink:type="simple" xlink:href="https://scratch.mit.edu/" text:style-name="Internet_20_link" text:visited-style-name="Visited_20_Internet_20_Link">https://scratch.mit.edu/</text:a></text:p>
      <text:p text:style-name="P2">jeu d'aventure vi ?</text:p>
      <text:p text:style-name="P2">codecombat</text:p>
      <text:p text:style-name="P1"><text:a xlink:type="simple" xlink:href="https://code.org/learn" text:style-name="Internet_20_link" text:visited-style-name="Visited_20_Internet_20_Link">https://code.org/learn</text:a></text:p>
      <text:p text:style-name="P1"/>
      <text:p text:style-name="P1"/>
      <text:p text:style-name="P1">coin master class</text:p>
      <text:p text:style-name="P1"/>
      <text:p text:style-name="P1">merise</text:p>
      <text:p text:style-name="P1"/>
      <text:p text:style-name="P1"/>
      <text:p text:style-name="P1">effet graphique</text:p>
      <text:p text:style-name="P1"><text:a xlink:type="simple" xlink:href="http://slides.iamvdo.me/kiwiparty12/#/4" text:style-name="Internet_20_link" text:visited-style-name="Visited_20_Internet_20_Link">http://slides.iamvdo.me/kiwiparty12/#/4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7S</meta:editing-duration>
    <meta:editing-cycles>8</meta:editing-cycles>
    <meta:generator>LibreOffice/5.2.2.2$Windows_X86_64 LibreOffice_project/8f96e87c890bf8fa77463cd4b640a2312823f3ad</meta:generator>
    <dc:date>2016-11-16T15:00:54.701000000</dc:date>
    <meta:document-statistic meta:table-count="1" meta:image-count="0" meta:object-count="0" meta:page-count="2" meta:paragraph-count="57" meta:word-count="142" meta:character-count="1346" meta:non-whitespace-character-count="1258"/>
    <meta:user-defined meta:name="Info 1"/>
    <meta:user-defined meta:name="Info 2"/>
    <meta:user-defined meta:name="Info 3"/>
    <meta:user-defined meta:name="Info 4"/>
  </office:meta>
</office:document-meta>
</file>